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C000003BF46DF8E67.jpg"/>
  <manifest:file-entry manifest:media-type="image/png" manifest:full-path="Pictures/1000000000000090000000660696AC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, sans-serif"/>
    <style:font-face style:name="Arial1" svg:font-family="Arial" style:font-family-generic="swiss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6.536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593cm"/>
    </style:style>
    <style:style style:name="Tabela3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3" style:family="paragraph" style:parent-style-name="Normal">
      <style:paragraph-properties fo:margin-left="0.079cm" fo:margin-right="0cm" fo:line-height="150%" fo:text-align="justify" style:justify-single-word="false" fo:text-indent="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4" style:family="paragraph" style:parent-style-name="Normal">
      <style:paragraph-properties fo:margin-left="0.079cm" fo:margin-right="0cm" fo:line-height="150%" fo:text-align="justify" style:justify-single-word="false" fo:text-indent="0.026cm" style:auto-text-indent="false">
        <style:tab-stops>
          <style:tab-stop style:position="-0.635cm"/>
        </style:tab-stops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Normal">
      <style:paragraph-properties fo:line-height="150%" fo:text-align="justify" style:justify-single-word="false"/>
    </style:style>
    <style:style style:name="P17" style:family="paragraph" style:parent-style-name="Normal" style:list-style-name="L6">
      <style:paragraph-properties fo:line-height="150%" fo:text-align="justify" style:justify-single-word="false"/>
    </style:style>
    <style:style style:name="P18" style:family="paragraph" style:parent-style-name="Normal" style:list-style-name="L2">
      <style:paragraph-properties fo:line-height="150%" fo:text-align="justify" style:justify-single-word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9" style:family="paragraph" style:parent-style-name="Normal" style:list-style-name="L6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21" style:family="paragraph" style:parent-style-name="Normal">
      <style:paragraph-properties fo:margin-left="0cm" fo:margin-right="0cm" fo:line-height="150%" fo:text-align="justify" style:justify-single-word="false" fo:text-indent="0cm" style:auto-text-indent="false"/>
    </style:style>
    <style:style style:name="P22" style:family="paragraph" style:parent-style-name="Normal">
      <style:paragraph-properties fo:margin-left="0.079cm" fo:margin-right="0cm" fo:line-height="150%" fo:text-align="justify" style:justify-single-word="false" fo:text-indent="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Contents_20_2">
      <style:paragraph-properties>
        <style:tab-stops>
          <style:tab-stop style:position="16.238cm" style:type="right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6" style:family="paragraph" style:parent-style-name="Heading_20_2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27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8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</style:style>
    <style:style style:name="P29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style:font-name="Times New Roman" fo:font-size="11pt" fo:language="pt" fo:country="BR" style:font-size-asian="11pt" style:font-size-complex="11pt"/>
    </style:style>
    <style:style style:name="T5" style:family="text">
      <style:text-properties style:font-name="Times New Roman" fo:font-size="11pt" fo:language="pt" fo:country="BR" fo:font-weight="bold" style:font-size-asian="11pt" style:font-weight-asian="bold" style:font-size-complex="11pt" style:font-weight-complex="bold"/>
    </style:style>
    <style:style style:name="T6" style:family="text">
      <style:text-properties fo:font-size="15pt" fo:language="pt" fo:country="BR" fo:font-weight="bold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99" style:font-name="arial" fo:font-size="9.75pt" fo:letter-spacing="normal" fo:language="pt" fo:country="BR" fo:font-style="normal" style:text-underline-style="solid" style:text-underline-width="auto" style:text-underline-color="font-color" fo:font-weight="normal" style:font-size-asian="11pt" style:font-size-complex="11pt"/>
    </style:style>
    <style:style style:name="T8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PREV</text:p>
      <text:p text:style-name="Standard"><text:span text:style-name="Fonte_20_parág._20_padrão"><text:span text:style-name="T1">Registro da Auditoria de Configuração</text:span></text:span></text:p>
      <text:p text:style-name="Standard">Versão 1.0</text:p>
      <text:p text:style-name="InfoBlue"/>
      <text:p text:style-name="InfoBlue"/>
      <text:p text:style-name="Standard"/>
      <text:p text:style-name="Standard"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">Data</text:p>
          </table:table-cell>
          <table:table-cell table:style-name="Tabela3.A1" office:value-type="string">
            <text:p text:style-name="P11">Versão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Autor</text:p>
          </table:table-cell>
        </table:table-row>
        <table:table-row>
          <table:table-cell table:style-name="Tabela3.A1" office:value-type="string">
            <text:p text:style-name="P12">10/12/2013</text:p>
          </table:table-cell>
          <table:table-cell table:style-name="Tabela3.A1" office:value-type="string">
            <text:p text:style-name="P12">1.0</text:p>
          </table:table-cell>
          <table:table-cell table:style-name="Tabela3.A1" office:value-type="string">
            <text:p text:style-name="P12">Criação do Registro da Auditoria de Configuração</text:p>
          </table:table-cell>
          <table:table-cell table:style-name="Tabela3.A1" office:value-type="string">
            <text:p text:style-name="P12">Thais Cardoso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5"/>
      <text:p text:style-name="Standard"><text:span text:style-name="Fonte_20_parág._20_padrão"><text:span text:style-name="T3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5"><text:s text:c="2"/>Finalidade<text:tab/>1</text:p>
          <text:p text:style-name="P25"><text:s/>Breve Resumo<text:tab/>1</text:p>
          <text:p text:style-name="P24"><text:s/>Introdução<text:tab/>1</text:p>
          <text:p text:style-name="P24"><text:s/>Auditoria da Configuração Física<text:tab/>1</text:p>
          <text:p text:style-name="P24"><text:s/>Auditoria Funcional da Configuração<text:tab/>2</text:p>
          <text:p text:style-name="P25"><text:s/>Referências<text:tab/>2</text:p>
        </text:index-body>
      </text:table-of-content>
      <text:p text:style-name="Title"/>
      <text:p text:style-name="P15"><text:span text:style-name="Fonte_20_parág._20_padrão"><text:span text:style-name="T6">Registro da Auditoria de Configuração</text:span></text:span></text:p>
      <text:p text:style-name="P15"><text:span text:style-name="Fonte_20_parág._20_padrão"><text:span text:style-name="T6"/></text:span></text:p>
      <text:p text:style-name="P15"><text:span text:style-name="Fonte_20_parág._20_padrão"><text:span text:style-name="T6"/></text:span></text:p>
      <text:h text:style-name="P27" text:outline-level="1"><text:s text:c="2"/>Finalidade</text:h>
      <text:p text:style-name="P13">A finalidade do Registro da Auditoria de Configuração é relatar se:</text:p>
      <text:list xml:id="list33395296" text:style-name="L2">
        <text:list-item>
          <text:p text:style-name="P18">o desempenho do software desenvolvido está em conformidade com seus requisitos</text:p>
        </text:list-item>
        <text:list-item>
          <text:p text:style-name="P18">os artefatos necessários estão fisicamente presentes</text:p>
        </text:list-item>
      </text:list>
      <text:p text:style-name="P13"/>
      <text:p text:style-name="P13"/>
      <text:h text:style-name="P28" text:outline-level="1"><text:s/><text:span text:style-name="T4">Breve Resumo</text:span></text:h>
      <text:h text:style-name="P26" text:outline-level="2"><text:s/>Introdução</text:h>
      <text:p text:style-name="P20">A auditoria foi realizada no dia 10/12/2013. O propósito da Auditoria é determinar que uma baseline contém todos os artefatos necessários e Determinar que uma baseline atende aos requisitos.</text:p>
      <text:h text:style-name="P26" text:outline-level="2"><text:soft-page-break/><text:s/>Auditoria da Configuração Física</text:h>
      <text:list xml:id="list33463190" text:style-name="L6">
        <text:list-item>
          <text:p text:style-name="P17"><text:span text:style-name="T5">Identificação da Baseline:</text:span><text:span text:style-name="T4"> baseline_1.0</text:span></text:p>
        </text:list-item>
        <text:list-item>
          <text:p text:style-name="P17"><text:span text:style-name="T5">Artefatos ausentes:</text:span><text:span text:style-name="T4"> De acordo com o documento </text:span><text:a xlink:type="simple" xlink:href="http://code.google.com/p/relprev-022013/source/browse/trunk/artefatos_de_processo/GCO/RELPREV-022013-GCO-Relatorio_Estabelecimento_Baseline_3.0.odt"><text:span text:style-name="T7">RELPREV-022013-GCO-Relatorio_Estabelecimento_Baseline_3.0.odt</text:span></text:a><text:span text:style-name="T4"> <text:s/>estão ausentes os seguintes artefatos:</text:span></text:p>
          <text:list>
            <text:list-item>
              <text:p text:style-name="P19"><text:span text:style-name="T4">Itens de Modelo de Dados:</text:span></text:p>
              <text:list>
                <text:list-item>
                  <text:p text:style-name="P17"><text:span text:style-name="T4">Diagrama de classe;</text:span></text:p>
                </text:list-item>
                <text:list-item>
                  <text:p text:style-name="P17"><text:span text:style-name="T4">Diagrama de sequência</text:span></text:p>
                </text:list-item>
              </text:list>
            </text:list-item>
            <text:list-item>
              <text:p text:style-name="P19"><text:span text:style-name="T4">Itens de Protótipo:</text:span></text:p>
              <text:list>
                <text:list-item>
                  <text:p text:style-name="P17"><text:span text:style-name="T4">Protótipos de Tela</text:span></text:p>
                </text:list-item>
              </text:list>
            </text:list-item>
            <text:list-item>
              <text:p text:style-name="P19"><text:span text:style-name="T4">Itens de Teste</text:span></text:p>
              <text:list>
                <text:list-item>
                  <text:p text:style-name="P17"><text:span text:style-name="T4">Casos de teste</text:span></text:p>
                </text:list-item>
              </text:list>
            </text:list-item>
          </text:list>
        </text:list-item>
      </text:list>
      <text:p text:style-name="P16"><text:span text:style-name="T4"/></text:p>
      <text:list xml:id="list34148553" text:continue-numbering="true" text:style-name="L6">
        <text:list-item>
          <text:p text:style-name="P17"><text:span text:style-name="T5">Identificação da Baseline:</text:span><text:span text:style-name="T4"> baseline_2.0</text:span></text:p>
        </text:list-item>
        <text:list-item>
          <text:p text:style-name="P17"><text:span text:style-name="T5">Artefatos ausentes:</text:span><text:span text:style-name="T4"> De acordo com o documento </text:span><text:a xlink:type="simple" xlink:href="http://code.google.com/p/relprev-022013/source/browse/trunk/artefatos_de_processo/GCO/RELPREV-022013-GCO-Relatorio_Estabelecimento_Baseline_3.0.odt"><text:span text:style-name="T7">RELPREV-022013-GCO-Relatorio_Estabelecimento_Baseline_3.0.odt</text:span></text:a><text:span text:style-name="T4"> <text:s/>estão ausentes os seguintes artefatos:</text:span></text:p>
          <text:list>
            <text:list-item>
              <text:p text:style-name="P19"><text:span text:style-name="T4">Itens de Modelo de Dados:</text:span></text:p>
              <text:list>
                <text:list-item>
                  <text:p text:style-name="P17"><text:span text:style-name="T4">Diagrama de classe;</text:span></text:p>
                </text:list-item>
                <text:list-item>
                  <text:p text:style-name="P17"><text:span text:style-name="T4">Diagrama de sequência</text:span></text:p>
                </text:list-item>
              </text:list>
            </text:list-item>
            <text:list-item>
              <text:p text:style-name="P19"><text:span text:style-name="T4">Itens de Teste</text:span></text:p>
              <text:list>
                <text:list-item>
                  <text:p text:style-name="P17"><text:span text:style-name="T4">Casos de teste</text:span></text:p>
                </text:list-item>
              </text:list>
            </text:list-item>
          </text:list>
        </text:list-item>
      </text:list>
      <text:p text:style-name="P21"><text:span text:style-name="T4"/></text:p>
      <text:h text:style-name="P26" text:outline-level="2"><text:s/>Auditoria Funcional da Configuração</text:h>
      <text:p text:style-name="P21"><text:span text:style-name="T4">Uma Auditoria de Configuração Funcional (FCA) confirma que uma baseline atende aos requisitos estabelecidos para ela. Como não foi localizado no repositório os requisitos para estabelecimento da baseline a auditoria funcional não foi feita.</text:span></text:p>
      <text:p text:style-name="P14"/>
      <text:h text:style-name="P29" text:outline-level="1"><text:s/>Referências</text:h>
      <text:p text:style-name="P20">http://www.wthreex.com/rup/portugues/process/activity/ac_pfmca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, sans-serif"/>
    <style:font-face style:name="Arial1" svg:font-family="Arial" style:font-family-generic="swiss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Normal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 fo:hyphenation-remain-char-count="0" fo:hyphenation-push-char-count="0"/>
    </style:style>
    <style:style style:name="Paragraph2" style:family="paragraph" style:parent-style-name="Normal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 fo:hyphenation-remain-char-count="0" fo:hyphenation-push-char-count="0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 fo:hyphenation-remain-char-count="0" fo:hyphenation-push-char-count="0"/>
    </style:style>
    <style:style style:name="Tabletext" style:family="paragraph" style:parent-style-name="Normal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026cm solid #000000" style:shadow="none" fo:keep-with-next="always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ain_20_Title" style:display-name="Main Title" style:family="paragraph" style:parent-style-name="Normal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Paragraph1" style:family="paragraph" style:parent-style-name="Normal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Paragraph3" style:family="paragraph" style:parent-style-name="Normal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raph4" style:family="paragraph" style:parent-style-name="Normal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 fo:hyphenation-remain-char-count="0" fo:hyphenation-push-char-count="0"/>
    </style:style>
    <style:style style:name="Body" style:family="paragraph" style:parent-style-name="Normal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0" fo:hyphenation-push-char-count="0"/>
    </style:style>
    <style:style style:name="Bullet" style:family="paragraph" style:parent-style-name="Normal" style:list-style-name="LFO23">
      <style:paragraph-properties fo:margin-left="0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InfoBlue" style:family="paragraph" style:parent-style-name="Normal" style:next-style-name="Text_20_body" style:auto-update="true">
      <style:paragraph-properties fo:margin-left="1.27cm" fo:margin-right="0cm" fo:margin-top="0cm" fo:margin-bottom="0.212cm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36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285cm"/>
    </style:style>
    <style:style style:name="Tabela1.A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484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5.329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0"><draw:image xlink:href="Pictures/1000000000000B0C000003BF46DF8E67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9"/>1.0</text:p>
            </table:table-cell>
          </table:table-row>
          <table:table-row>
            <table:table-cell table:style-name="Tabela1.A1" office:value-type="string">
              <text:p text:style-name="MP2">Plano de Verificaçã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02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VER_Plano_de_Verificaçã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16" text:date-value="2013-12-12T14:00:31.86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2-12T14:00:31.75</dc:date>
    <meta:editing-cycles>7</meta:editing-cycles>
    <meta:editing-duration>PT2H10M50S</meta:editing-duration>
    <meta:document-statistic meta:table-count="3" meta:image-count="2" meta:object-count="0" meta:page-count="2" meta:paragraph-count="58" meta:word-count="271" meta:character-count="1938"/>
    <meta:user-defined meta:name="Company Name">Objectives</meta:user-defined>
    <meta:template xlink:type="simple" xlink:actuate="onRequest" xlink:title="" xlink:href="../Downloads/RELPREV_GPR_TMPL_Template_basico_1.0%20(2).odt/DAS-Documento%20de%20Arquitetura%20de%20Software.dot"/>
  </office:meta>
</office:document-meta>
</file>